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 fo:background-color="#007FFF"/>
      <style:text-properties style:font-name="Franklin Gothic Medium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border="0.0034in solid #000000" fo:padding="0.0138in" style:shadow="none" fo:text-align="center" fo:background-color="#007FFF"/>
      <style:text-properties style:font-name="Calibri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3" style:parent-style-name="Standard" style:family="paragraph">
      <style:paragraph-properties fo:text-align="justify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</style:style>
    <style:style style:name="T8" style:parent-style-name="Policepardéfaut" style:family="text">
      <style:text-properties style:font-name="Calibri"/>
    </style:style>
    <style:style style:name="T9" style:parent-style-name="Policepardéfaut" style:family="text">
      <style:text-properties style:font-name="Calibri" style:font-name-complex="Calibri"/>
    </style:style>
    <style:style style:name="P10" style:parent-style-name="Standard" style:family="paragraph">
      <style:paragraph-properties fo:text-align="justify"/>
      <style:text-properties style:font-name="Calibri"/>
    </style:style>
  </office:automatic-styles>
  <office:body>
    <office:text text:use-soft-page-breaks="true">
      <text:p text:style-name="P1">RAPPORT D’ACTIVITÉ INDIVIDUEL</text:p>
      <text:p text:style-name="P2">SŒUR<text:s/>Hugo G4, Visite virtuelle de l’IUT</text:p>
      <text:p text:style-name="P3"/>
      <text:p text:style-name="P4"/>
      <text:p text:style-name="P5">Semaine 5 du 10/12/2018 au 17/12/2018 :</text:p>
      <text:p text:style-name="P6"/>
      <text:p text:style-name="P7"><text:span text:style-name="T8">Avancement du projet, commencement du plan : 3h, début 15/12/2018 à 10h. Ressources utilisées : ordinateur personnel utilisé à 100%, travail réalisé en groupe, apport personnel : partie graphique.</text:span><text:span text:style-name="T9"><text:s/>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zo MORA</dc:creator>
    <meta:creation-date>2018-11-19T16:09:00Z</meta:creation-date>
    <dc:date>2018-12-17T17:00:00Z</dc:date>
    <meta:template xlink:href="Normal" xlink:type="simple"/>
    <meta:editing-cycles>24</meta:editing-cycles>
    <meta:editing-duration>PT2220S</meta:editing-duration>
    <meta:document-statistic meta:page-count="1" meta:paragraph-count="1" meta:word-count="48" meta:character-count="311" meta:row-count="2" meta:non-whitespace-character-count="264"/>
  </office:meta>
</office:document-meta>
</file>